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8506" officeooo:paragraph-rsid="00018506"/>
    </style:style>
    <style:style style:name="T1" style:family="text">
      <style:text-properties fo:color="#c9211e" fo:font-size="14pt" style:text-underline-style="solid" style:text-underline-width="auto" style:text-underline-color="font-color"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ER:</text:p>
      <text:p text:style-name="P1">===========================================================</text:p>
      <text:p text:style-name="P1"/>
      <text:p text:style-name="P1">darshan@darshan-VirtualBox:~$ cd /etc/ansible</text:p>
      <text:p text:style-name="P1">darshan@darshan-VirtualBox:/etc/ansible$ ls -la</text:p>
      <text:p text:style-name="P1">total 40</text:p>
      <text:p text:style-name="P1">drwxr-xr-x <text:s text:c="2"/>2 root root <text:s/>4096 Nov 25 18:03 .</text:p>
      <text:p text:style-name="P1">drwxr-xr-x 130 root root 12288 Nov 25 18:03 ..</text:p>
      <text:p text:style-name="P1">-rw-r--r-- <text:s text:c="2"/>1 root root 19985 Mar <text:s/>5 <text:s/>2020 ansible.cfg</text:p>
      <text:p text:style-name="P1">-rw-r--r-- <text:s text:c="2"/>1 root root <text:s text:c="2"/>982 Dec 18 <text:s/>2018 hosts</text:p>
      <text:p text:style-name="P1">darshan@darshan-VirtualBox:/etc/ansible$ sudo gedit hosts</text:p>
      <text:p text:style-name="P1">[sudo] password for darshan: </text:p>
      <text:p text:style-name="P1"/>
      <text:p text:style-name="P1">(gedit:7725): Tepl-WARNING **: 18:33:23.835: GVfs metadata is not supported. Fallback to TeplMetadataManager. Either GVfs is not correctly installed or GVfs metadata are not supported on this platform. In the latter case, you should configure Tepl with --disable-gvfs-metadata.</text:p>
      <text:p text:style-name="P1">darshan@darshan-VirtualBox:/etc/ansible$ ansible all --list-hosts</text:p>
      <text:p text:style-name="P1"><text:s text:c="2"/>hosts (1):</text:p>
      <text:p text:style-name="P1"><text:s text:c="4"/>192.168.43.136</text:p>
      <text:p text:style-name="P1">darshan@darshan-VirtualBox:/etc/ansible$ ansible all -m ping</text:p>
      <text:p text:style-name="P1">192.168.43.136 | UNREACHABLE! =&gt; {</text:p>
      <text:p text:style-name="P1"><text:s text:c="4"/>"changed": false,</text:p>
      <text:p text:style-name="P1"><text:s text:c="4"/>"msg": "Failed to connect to the host via ssh: darshan@192.168.43.136: Permission denied (publickey,password).",</text:p>
      <text:p text:style-name="P1"><text:s text:c="4"/>"unreachable": true</text:p>
      <text:p text:style-name="P1">}</text:p>
      <text:p text:style-name="P1">darshan@darshan-VirtualBox:/etc/ansible$ ssh-copy-id 192.168.43.136</text:p>
      <text:p text:style-name="P1">/usr/bin/ssh-copy-id: INFO: attempting to log in with the new key(s), to filter out any that are already installed</text:p>
      <text:p text:style-name="P1">/usr/bin/ssh-copy-id: INFO: 1 key(s) remain to be installed -- if you are prompted now it is to install the new keys</text:p>
      <text:p text:style-name="P1">darshan@192.168.43.136's password: </text:p>
      <text:p text:style-name="P1">Permission denied, please try again.</text:p>
      <text:p text:style-name="P1">darshan@192.168.43.136's password: </text:p>
      <text:p text:style-name="P1"/>
      <text:p text:style-name="P1">darshan@darshan-VirtualBox:/etc/ansible$ ssh-copy-id darshan1@192.168.43.136</text:p>
      <text:p text:style-name="P1">/usr/bin/ssh-copy-id: INFO: attempting to log in with the new key(s), to filter out any that are already installed</text:p>
      <text:p text:style-name="P1">/usr/bin/ssh-copy-id: INFO: 1 key(s) remain to be installed -- if you are prompted now it is to install the new keys</text:p>
      <text:p text:style-name="P1">darshan1@192.168.43.136's password: </text:p>
      <text:p text:style-name="P1"/>
      <text:p text:style-name="P1">Number of key(s) added: 1</text:p>
      <text:p text:style-name="P1"/>
      <text:p text:style-name="P1">Now try logging into the machine, with: <text:s text:c="2"/>"ssh 'darshan1@192.168.43.136'"</text:p>
      <text:p text:style-name="P1">and check to make sure that only the key(s) you wanted were added.</text:p>
      <text:p text:style-name="P1"/>
      <text:p text:style-name="P1">darshan@darshan-VirtualBox:/etc/ansible$ ansible all -m ping</text:p>
      <text:p text:style-name="P1">192.168.43.136 | UNREACHABLE! =&gt; {</text:p>
      <text:p text:style-name="P1"><text:s text:c="4"/>"changed": false,</text:p>
      <text:p text:style-name="P1"><text:s text:c="4"/>"msg": "Failed to connect to the host via ssh: darshan@192.168.43.136: Permission denied (publickey,password).",</text:p>
      <text:p text:style-name="P1"><text:soft-page-break/><text:s text:c="4"/>"unreachable": true</text:p>
      <text:p text:style-name="P1">}</text:p>
      <text:p text:style-name="P1">darshan@darshan-VirtualBox:/etc/ansible$ ansible all -m ping</text:p>
      <text:p text:style-name="P1">192.168.43.136 | UNREACHABLE! =&gt; {</text:p>
      <text:p text:style-name="P1"><text:s text:c="4"/>"changed": false,</text:p>
      <text:p text:style-name="P1"><text:s text:c="4"/>"msg": "Failed to connect to the host via ssh: darshan@192.168.43.136: Permission denied (publickey,password).",</text:p>
      <text:p text:style-name="P1"><text:s text:c="4"/>"unreachable": true</text:p>
      <text:p text:style-name="P1">}</text:p>
      <text:p text:style-name="P1">darshan@darshan-VirtualBox:/etc/ansible$ gedit hosts</text:p>
      <text:p text:style-name="P1"/>
      <text:p text:style-name="P1">** (gedit:7861): WARNING **: 18:41:47.452: Saving metadata failed: Unable to set metadata key</text:p>
      <text:p text:style-name="P1">darshan@darshan-VirtualBox:/etc/ansible$ sudo gedit hosts</text:p>
      <text:p text:style-name="P1"/>
      <text:p text:style-name="P1">(gedit:7889): Tepl-WARNING **: 18:42:10.243: GVfs metadata is not supported. Fallback to TeplMetadataManager. Either GVfs is not correctly installed or GVfs metadata are not supported on this platform. In the latter case, you should configure Tepl with --disable-gvfs-metadata.</text:p>
      <text:p text:style-name="P1">darshan@darshan-VirtualBox:/etc/ansible$ cd </text:p>
      <text:p text:style-name="P1">darshan@darshan-VirtualBox:~$ ansible all -m ping</text:p>
      <text:p text:style-name="P1">192.168.43.136 | SUCCESS =&gt; {</text:p>
      <text:p text:style-name="P1"><text:s text:c="4"/>"ansible_facts": {</text:p>
      <text:p text:style-name="P1"><text:s text:c="8"/>"discovered_interpreter_python": "/usr/bin/python3"</text:p>
      <text:p text:style-name="P1"><text:s text:c="4"/>},</text:p>
      <text:p text:style-name="P1"><text:s text:c="4"/>"changed": false,</text:p>
      <text:p text:style-name="P1"><text:s text:c="4"/>"ping": "pong"</text:p>
      <text:p text:style-name="P1">}</text:p>
      <text:p text:style-name="P1">darshan@darshan-VirtualBox:~$ ansible all -m command -a 'hostname'</text:p>
      <text:p text:style-name="P1">192.168.43.136 | CHANGED | rc=0 &gt;&gt;</text:p>
      <text:p text:style-name="P1">darshan1-VirtualBox</text:p>
      <text:p text:style-name="P1">darshan@darshan-VirtualBox:~$ ansible all -m shell -a "mkdir test1"</text:p>
      <text:p text:style-name="P1">[WARNING]: Consider using the file module with state=directory rather than</text:p>
      <text:p text:style-name="P1">running 'mkdir'. <text:s/>If you need to use command because file is insufficient you</text:p>
      <text:p text:style-name="P1">can add 'warn: false' to this command task or set 'command_warnings=False' in</text:p>
      <text:p text:style-name="P1">ansible.cfg to get rid of this message.</text:p>
      <text:p text:style-name="P1">192.168.43.136 | CHANGED | rc=0 &gt;&gt;</text:p>
      <text:p text:style-name="P1"/>
      <text:p text:style-name="P1">darshan@darshan-VirtualBox:~$ ssh darshan1@192.168.43.136</text:p>
      <text:p text:style-name="P1">Welcome to Ubuntu 20.04.3 LTS (GNU/Linux 5.11.0-40-generic x86_64)</text:p>
      <text:p text:style-name="P1"/>
      <text:p text:style-name="P1"><text:s/>* Documentation: <text:s/>https://help.ubuntu.com</text:p>
      <text:p text:style-name="P1"><text:s/>* Management: <text:s text:c="4"/>https://landscape.canonical.com</text:p>
      <text:p text:style-name="P1"><text:s/>* Support: <text:s text:c="7"/>https://ubuntu.com/advantage</text:p>
      <text:p text:style-name="P1"/>
      <text:p text:style-name="P1">0 updates can be applied immediately.</text:p>
      <text:p text:style-name="P1"/>
      <text:p text:style-name="P1">Your Hardware Enablement Stack (HWE) is supported until April 2025.</text:p>
      <text:p text:style-name="P1">Last login: Thu Nov 25 18:43:35 2021 from 192.168.43.235</text:p>
      <text:p text:style-name="P1">darshan1@darshan1-VirtualBox:~$ exit</text:p>
      <text:p text:style-name="P1">logout</text:p>
      <text:p text:style-name="P1">Connection to 192.168.43.136 closed.</text:p>
      <text:p text:style-name="P1">darshan@darshan-VirtualBox:~$ </text:p>
      <text:p text:style-name="P1"/>
      <text:p text:style-name="P1"><text:soft-page-break/></text:p>
      <text:p text:style-name="P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8:45:42.372044913</meta:creation-date>
    <dc:date>2021-11-25T18:48:21.690797385</dc:date>
    <meta:editing-duration>PT2M40S</meta:editing-duration>
    <meta:editing-cycles>1</meta:editing-cycles>
    <meta:document-statistic meta:table-count="0" meta:image-count="0" meta:object-count="0" meta:page-count="3" meta:paragraph-count="80" meta:word-count="511" meta:character-count="4238" meta:non-whitespace-character-count="3710"/>
    <meta:generator>LibreOffice/6.4.7.2$Linux_X86_64 LibreOffice_project/40$Build-2</meta:generator>
  </office:meta>
</office:document-meta>
</file>